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BA0000025D8407449F.jpg" manifest:media-type=""/>
  <manifest:file-entry manifest:full-path="Pictures/10000000000000EB00000DB5113707B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6.6889in" table:align="left"/>
    </style:style>
    <style:style style:name="Table8.A" style:family="table-column">
      <style:table-column-properties style:column-width="3.4542in"/>
    </style:style>
    <style:style style:name="Table8.B" style:family="table-column">
      <style:table-column-properties style:column-width="2.284in"/>
    </style:style>
    <style:style style:name="Table8.C" style:family="table-column">
      <style:table-column-properties style:column-width="0.9507in"/>
    </style:style>
    <style:style style:name="Table8.1" style:family="table-row">
      <style:table-row-properties style:min-row-height="0.1646in"/>
    </style:style>
    <style:style style:name="Table8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2" style:family="table-row">
      <style:table-row-properties style:row-height="0.3799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3" style:family="table-row">
      <style:table-row-properties style:row-height="0.3597in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row-height="0.3701in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889in" fo:margin-top="0in" fo:margin-bottom="0in" table:align="left"/>
    </style:style>
    <style:style style:name="Table3.A" style:family="table-column">
      <style:table-column-properties style:column-width="6.6889in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79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465in"/>
    </style:style>
    <style:style style:name="Table2.B" style:family="table-column">
      <style:table-column-properties style:column-width="2.4764in"/>
    </style:style>
    <style:style style:name="Table2.C" style:family="table-column">
      <style:table-column-properties style:column-width="0.7125in"/>
    </style:style>
    <style:style style:name="Table2.D" style:family="table-column">
      <style:table-column-properties style:column-width="0.3111in"/>
    </style:style>
    <style:style style:name="Table2.F" style:family="table-column">
      <style:table-column-properties style:column-width="0.5208in"/>
    </style:style>
    <style:style style:name="Table2.G" style:family="table-column">
      <style:table-column-properties style:column-width="0.3931in"/>
    </style:style>
    <style:style style:name="Table2.H" style:family="table-column">
      <style:table-column-properties style:column-width="0.6215in"/>
    </style:style>
    <style:style style:name="Table2.I" style:family="table-column">
      <style:table-column-properties style:column-width="0.7035in"/>
    </style:style>
    <style:style style:name="Table2.1" style:family="table-row">
      <style:table-row-properties style:row-height="0.3201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style:vertical-align="middle"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0.05pt solid #000000" fo:border-top="none" fo:border-bottom="0.05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fo:keep-together="auto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fo:keep-together="auto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none" fo:border-top="none" fo:border-bottom="0.05pt solid #000000"/>
    </style:style>
    <style:style style:name="Table2.G7" style:family="table-cell">
      <style:table-cell-properties fo:padding="0.0382in" fo:border-left="0.05pt solid #000000" fo:border-right="none" fo:border-top="none" fo:border-bottom="0.05pt solid #000000"/>
    </style:style>
    <style:style style:name="Table2.H7" style:family="table-cell">
      <style:table-cell-properties fo:padding="0.0382in" fo:border-left="0.05pt solid #000000" fo:border-right="none" fo:border-top="none" fo:border-bottom="0.05pt solid #000000"/>
    </style:style>
    <style:style style:name="Table2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fo:keep-together="auto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none" fo:border-top="none" fo:border-bottom="0.05pt solid #000000"/>
    </style:style>
    <style:style style:name="Table2.G8" style:family="table-cell">
      <style:table-cell-properties fo:padding="0.0382in" fo:border-left="0.05pt solid #000000" fo:border-right="none" fo:border-top="none" fo:border-bottom="0.05pt solid #000000"/>
    </style:style>
    <style:style style:name="Table2.H8" style:family="table-cell">
      <style:table-cell-properties fo:padding="0.0382in" fo:border-left="0.05pt solid #000000" fo:border-right="none" fo:border-top="none" fo:border-bottom="0.05pt solid #000000"/>
    </style:style>
    <style:style style:name="Table2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row-height="0.2299in" fo:keep-together="auto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none" fo:border-top="none" fo:border-bottom="0.05pt solid #000000"/>
    </style:style>
    <style:style style:name="Table2.G9" style:family="table-cell">
      <style:table-cell-properties fo:padding="0.0382in" fo:border-left="0.05pt solid #000000" fo:border-right="none" fo:border-top="none" fo:border-bottom="0.05pt solid #000000"/>
    </style:style>
    <style:style style:name="Table2.H9" style:family="table-cell">
      <style:table-cell-properties fo:padding="0.0382in" fo:border-left="0.05pt solid #000000" fo:border-right="none" fo:border-top="none" fo:border-bottom="0.05pt solid #000000"/>
    </style:style>
    <style:style style:name="Table2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none" fo:border-top="none" fo:border-bottom="0.05pt solid #000000"/>
    </style:style>
    <style:style style:name="Table2.G10" style:family="table-cell">
      <style:table-cell-properties fo:padding="0.0382in" fo:border-left="0.05pt solid #000000" fo:border-right="none" fo:border-top="none" fo:border-bottom="0.05pt solid #000000"/>
    </style:style>
    <style:style style:name="Table2.H10" style:family="table-cell">
      <style:table-cell-properties fo:padding="0.0382in" fo:border-left="0.05pt solid #000000" fo:border-right="none" fo:border-top="none" fo:border-bottom="0.05pt solid #000000"/>
    </style:style>
    <style:style style:name="Table2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fo:keep-together="auto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H11" style:family="table-cell">
      <style:table-cell-properties style:vertical-align="middle"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7083in" fo:margin-left="-0.0049in" table:align="left"/>
    </style:style>
    <style:style style:name="Table1.A" style:family="table-column">
      <style:table-column-properties style:column-width="6.7083in"/>
    </style:style>
    <style:style style:name="Table1.1" style:family="table-row">
      <style:table-row-properties style:row-height="0.2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0097in"/>
    </style:style>
    <style:style style:name="Table1.A2" style:family="table-cell">
      <style:table-cell-properties fo:background-color="#c0c0c0" fo:padding="0.0382in" fo:border="0.05pt solid #000000">
        <style:background-image/>
      </style:table-cell-properties>
    </style:style>
    <style:style style:name="Table9" style:family="table">
      <style:table-properties style:width="6.6722in" fo:margin-left="0.0118in" table:align="left" style:may-break-between-rows="true"/>
    </style:style>
    <style:style style:name="Table9.A" style:family="table-column">
      <style:table-column-properties style:column-width="2.1563in"/>
    </style:style>
    <style:style style:name="Table9.B" style:family="table-column">
      <style:table-column-properties style:column-width="2.2576in"/>
    </style:style>
    <style:style style:name="Table9.C" style:family="table-column">
      <style:table-column-properties style:column-width="2.2583in"/>
    </style:style>
    <style:style style:name="Table9.1" style:family="table-row">
      <style:table-row-properties style:row-height="0.2in" fo:keep-together="auto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9.2" style:family="table-row">
      <style:table-row-properties style:row-height="0.3403in" fo:keep-together="auto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2" style:family="table-cell">
      <style:table-cell-properties fo:padding="0.0382in" fo:border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min-row-height="0.7493in" fo:keep-together="always"/>
    </style:style>
    <style:style style:name="Table9.A5" style:family="table-cell">
      <style:table-cell-properties fo:padding="0.0382in" fo:border="none"/>
    </style:style>
    <style:style style:name="P1" style:family="paragraph" style:parent-style-name="terp_5f_default_5f_8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rp_5f_default_5f_8">
      <style:text-properties style:font-name="arial" fo:font-size="10pt" fo:font-weight="bold" officeooo:paragraph-rsid="00c6c216" style:font-size-asian="10pt" style:font-weight-asian="bold" style:font-size-complex="10pt" style:font-weight-complex="bold"/>
    </style:style>
    <style:style style:name="P3" style:family="paragraph" style:parent-style-name="terp_5f_default_5f_8">
      <style:paragraph-properties fo:text-align="start" style:justify-single-word="false"/>
      <style:text-properties style:font-name="arial"/>
    </style:style>
    <style:style style:name="P4" style:family="paragraph" style:parent-style-name="terp_5f_default_5f_8">
      <style:text-properties style:font-name="arial" officeooo:paragraph-rsid="00c6c216"/>
    </style:style>
    <style:style style:name="P5" style:family="paragraph" style:parent-style-name="terp_5f_default_5f_8">
      <style:text-properties style:font-name="arial" fo:font-size="8pt" fo:font-weight="bold" officeooo:paragraph-rsid="00d6678a" style:font-size-asian="8pt" style:font-weight-asian="bold" style:font-size-complex="8pt" style:font-weight-complex="bold"/>
    </style:style>
    <style:style style:name="P6" style:family="paragraph" style:parent-style-name="terp_5f_default_5f_8">
      <style:text-properties style:font-name="arial" fo:font-size="8pt" fo:font-weight="bold" officeooo:paragraph-rsid="00d7f7ac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8pt" officeooo:paragraph-rsid="0030168f" style:font-name-asian="Bitstream Vera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8pt" officeooo:paragraph-rsid="0095c53c" style:font-name-asian="Bitstream Vera Sans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paragraph-rsid="006bb116" style:font-size-asian="8pt" style:font-name-complex="Arial" style:font-size-complex="8pt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8pt" officeooo:paragraph-rsid="008e9a3b" style:font-size-asian="8pt" style:font-name-complex="Arial" style:font-size-complex="8pt"/>
    </style:style>
    <style:style style:name="P14" style:family="paragraph" style:parent-style-name="Standard">
      <style:text-properties style:font-name="arial" fo:font-size="8pt" officeooo:paragraph-rsid="008e9a3b" style:font-size-asian="8pt" style:font-name-complex="Verdana" style:font-size-complex="8pt"/>
    </style:style>
    <style:style style:name="P15" style:family="paragraph" style:parent-style-name="Standard">
      <style:text-properties style:font-name="arial" fo:font-size="8pt" officeooo:paragraph-rsid="00910679" style:font-size-asian="8pt" style:font-name-complex="Verdana" style:font-size-complex="8pt"/>
    </style:style>
    <style:style style:name="P16" style:family="paragraph" style:parent-style-name="Standard">
      <style:text-properties style:font-name="arial" fo:font-size="8pt" style:text-underline-style="none" officeooo:paragraph-rsid="008e9a3b" style:font-size-asian="8pt" style:font-name-complex="Arial" style:font-size-complex="8pt"/>
    </style:style>
    <style:style style:name="P17" style:family="paragraph" style:parent-style-name="Standard">
      <style:text-properties style:font-name="arial" fo:font-size="8pt" style:text-underline-style="none" fo:font-weight="bold" officeooo:paragraph-rsid="008e9a3b" style:font-size-asian="8pt" style:font-weight-asian="bold" style:font-name-complex="Arial" style:font-size-complex="8pt" style:font-weight-complex="bold"/>
    </style:style>
    <style:style style:name="P18" style:family="paragraph" style:parent-style-name="Standard">
      <style:text-properties style:font-name="arial" fo:font-size="8pt" style:text-underline-style="none" fo:font-weight="bold" officeooo:paragraph-rsid="00d56085" style:font-size-asian="8pt" style:font-weight-asian="bold" style:font-name-complex="Arial" style:font-size-complex="8pt" style:font-weight-complex="bold"/>
    </style:style>
    <style:style style:name="P19" style:family="paragraph" style:parent-style-name="Standard">
      <style:text-properties style:font-name="arial" fo:font-size="8pt" fo:font-weight="normal" officeooo:paragraph-rsid="00910679" style:font-size-asian="8pt" style:font-weight-asian="normal" style:font-name-complex="Verdana" style:font-size-complex="8pt" style:font-weight-complex="normal"/>
    </style:style>
    <style:style style:name="P20" style:family="paragraph" style:parent-style-name="Standard">
      <style:text-properties style:font-name="arial" fo:font-size="8pt" fo:font-weight="normal" officeooo:paragraph-rsid="008e9a3b" style:font-size-asian="8pt" style:font-weight-asian="normal" style:font-name-complex="Arial" style:font-size-complex="8pt" style:font-weight-complex="normal"/>
    </style:style>
    <style:style style:name="P21" style:family="paragraph" style:parent-style-name="Standard">
      <style:text-properties style:font-name="arial" fo:font-size="8pt" fo:font-weight="bold" officeooo:paragraph-rsid="008e9a3b" style:font-size-asian="8pt" style:font-weight-asian="bold" style:font-name-complex="Verdana" style:font-size-complex="8pt" style:font-weight-complex="bold"/>
    </style:style>
    <style:style style:name="P22" style:family="paragraph" style:parent-style-name="Standard">
      <style:text-properties style:font-name="arial" fo:font-size="6pt" style:text-underline-style="none" style:font-size-asian="6pt" style:font-name-complex="Arial" style:font-size-complex="6pt"/>
    </style:style>
    <style:style style:name="P23" style:family="paragraph" style:parent-style-name="Standard">
      <style:text-properties style:font-name="Arial" fo:font-size="10pt" style:font-size-asian="10pt" style:font-size-complex="10pt"/>
    </style:style>
    <style:style style:name="P24" style:family="paragraph" style:parent-style-name="Standard">
      <style:text-properties style:font-name="Arial" fo:font-size="8pt" style:font-size-asian="8pt" style:font-size-complex="8pt"/>
    </style:style>
    <style:style style:name="P25" style:family="paragraph" style:parent-style-name="Standard">
      <style:text-properties style:font-name="Arial" fo:font-size="8pt" officeooo:paragraph-rsid="00c6c216" style:font-size-asian="8pt" style:font-size-complex="8pt"/>
    </style:style>
    <style:style style:name="P26" style:family="paragraph" style:parent-style-name="Standard">
      <style:paragraph-properties fo:text-align="end" style:justify-single-word="false"/>
      <style:text-properties style:font-name="Arial" fo:font-size="8pt" style:font-size-asian="8pt" style:font-size-complex="8pt"/>
    </style:style>
    <style:style style:name="P27" style:family="paragraph" style:parent-style-name="Standard">
      <style:paragraph-properties fo:text-align="end" style:justify-single-word="false"/>
      <style:text-properties style:font-name="Arial" fo:font-size="8pt" officeooo:paragraph-rsid="00e4f1cf" style:font-size-asian="8pt" style:font-size-complex="8pt"/>
    </style:style>
    <style:style style:name="P28" style:family="paragraph" style:parent-style-name="Standard">
      <style:paragraph-properties fo:text-align="end" style:justify-single-word="false"/>
      <style:text-properties style:font-name="Arial" fo:font-size="8pt" officeooo:paragraph-rsid="00e6b7d4" style:font-size-asian="8pt" style:font-size-complex="8pt"/>
    </style:style>
    <style:style style:name="P29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7pt" fo:font-weight="bold" officeooo:paragraph-rsid="00dc06a8" style:font-size-asian="7pt" style:font-weight-asian="bold" style:font-size-complex="7pt" style:font-weight-complex="bold"/>
    </style:style>
    <style:style style:name="P33" style:family="paragraph" style:parent-style-name="Standard">
      <style:text-properties officeooo:paragraph-rsid="008e9a3b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paragraph-rsid="00dc06a8"/>
    </style:style>
    <style:style style:name="P36" style:family="paragraph" style:parent-style-name="Tbl_5f_cell_5f_heading">
      <style:text-properties style:font-name="arial" fo:font-size="8pt" officeooo:paragraph-rsid="008e9a3b" style:font-size-asian="8pt" style:font-name-complex="Arial" style:font-size-complex="8pt"/>
    </style:style>
    <style:style style:name="P37" style:family="paragraph" style:parent-style-name="Tbl_5f_cell_5f_heading">
      <style:text-properties style:font-name="arial" fo:font-size="8pt" officeooo:paragraph-rsid="00d56085" style:font-size-asian="8pt" style:font-size-complex="8pt"/>
    </style:style>
    <style:style style:name="P38" style:family="paragraph" style:parent-style-name="Tbl_5f_cell_5f_heading">
      <style:text-properties style:font-name="arial" fo:font-size="8pt" fo:font-weight="bold" officeooo:paragraph-rsid="00bf0f9f" style:font-size-asian="8pt" style:font-weight-asian="bold" style:font-size-complex="8pt" style:font-weight-complex="bold"/>
    </style:style>
    <style:style style:name="P39" style:family="paragraph" style:parent-style-name="Tbl_5f_cell_5f_heading">
      <style:text-properties style:font-name="arial" fo:font-size="8pt" fo:font-weight="bold" officeooo:paragraph-rsid="008e9a3b" style:font-size-asian="8pt" style:font-weight-asian="bold" style:font-size-complex="8pt" style:font-weight-complex="bold"/>
    </style:style>
    <style:style style:name="P40" style:family="paragraph" style:parent-style-name="Tbl_5f_cell_5f_heading">
      <style:text-properties style:font-name="arial" fo:font-size="8pt" fo:font-weight="bold" officeooo:paragraph-rsid="00d2d080" style:font-size-asian="8pt" style:font-weight-asian="bold" style:font-size-complex="8pt" style:font-weight-complex="bold"/>
    </style:style>
    <style:style style:name="P41" style:family="paragraph" style:parent-style-name="Tbl_5f_cell_5f_heading">
      <style:text-properties style:font-name="arial" fo:font-size="8pt" fo:font-weight="bold" officeooo:paragraph-rsid="008e9a3b" style:font-size-asian="8pt" style:font-weight-asian="bold" style:font-name-complex="Arial" style:font-size-complex="8pt" style:font-weight-complex="bold"/>
    </style:style>
    <style:style style:name="P42" style:family="paragraph" style:parent-style-name="Tbl_5f_cell_5f_heading">
      <style:text-properties style:font-name="arial" fo:font-size="8pt" fo:font-weight="bold" officeooo:paragraph-rsid="00d4041c" style:font-size-asian="8pt" style:font-weight-asian="bold" style:font-name-complex="Arial" style:font-size-complex="8pt" style:font-weight-complex="bold"/>
    </style:style>
    <style:style style:name="P43" style:family="paragraph" style:parent-style-name="Tbl_5f_cell_5f_heading">
      <style:paragraph-properties fo:text-align="start" style:justify-single-word="false"/>
      <style:text-properties style:font-name="arial" fo:font-size="8pt" fo:font-weight="bold" officeooo:paragraph-rsid="0099a2fd" style:font-name-asian="Bitstream Vera Sans" style:font-size-asian="8pt" style:font-style-asian="normal" style:font-weight-asian="bold" style:font-name-complex="Arial" style:font-size-complex="8pt" style:font-style-complex="normal" style:font-weight-complex="bold"/>
    </style:style>
    <style:style style:name="P44" style:family="paragraph" style:parent-style-name="Tbl_5f_cell_5f_heading">
      <style:text-properties style:font-name="arial" fo:font-size="8pt" officeooo:rsid="0053ff3f" officeooo:paragraph-rsid="0053ff3f" style:font-name-asian="Bitstream Vera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Tbl_5f_cell_5f_heading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46" style:family="paragraph" style:parent-style-name="Tbl_5f_cell_5f_heading">
      <style:text-properties style:font-name="arial" fo:font-size="8pt" fo:font-weight="normal" officeooo:paragraph-rsid="008e9a3b" style:font-size-asian="8pt" style:font-weight-asian="normal" style:font-name-complex="Arial" style:font-size-complex="8pt" style:font-weight-complex="normal"/>
    </style:style>
    <style:style style:name="P47" style:family="paragraph" style:parent-style-name="Tbl_5f_cell_5f_heading">
      <style:text-properties style:font-name="arial" fo:font-size="6pt" style:text-underline-style="none" style:font-size-asian="6pt" style:font-name-complex="Arial" style:font-size-complex="6pt"/>
    </style:style>
    <style:style style:name="P48" style:family="paragraph" style:parent-style-name="Tbl_5f_cell_5f_heading">
      <style:text-properties style:font-name="arial" officeooo:paragraph-rsid="00c6c216"/>
    </style:style>
    <style:style style:name="P49" style:family="paragraph" style:parent-style-name="Normal_20__28_Web_29_">
      <style:paragraph-properties fo:margin-top="0in" fo:margin-bottom="0in" style:contextual-spacing="false"/>
      <style:text-properties style:font-name="arial" fo:font-size="8pt" fo:font-weight="bold" officeooo:paragraph-rsid="008e9a3b" style:font-size-asian="8pt" style:font-weight-asian="bold" style:font-name-complex="Arial" style:font-size-complex="8pt" style:font-weight-complex="bold"/>
    </style:style>
    <style:style style:name="P50" style:family="paragraph" style:parent-style-name="Normal_20__28_Web_29_">
      <style:paragraph-properties fo:margin-top="0in" fo:margin-bottom="0in" style:contextual-spacing="false"/>
      <style:text-properties style:font-name="arial" fo:font-size="8pt" officeooo:paragraph-rsid="008e9a3b" style:font-size-asian="8pt" style:font-name-complex="Arial" style:font-size-complex="8pt"/>
    </style:style>
    <style:style style:name="P51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52" style:family="paragraph" style:parent-style-name="Text_20_body">
      <style:text-properties fo:font-size="8pt" style:font-size-asian="7pt" style:font-size-complex="8pt"/>
    </style:style>
    <style:style style:name="P53" style:family="paragraph" style:parent-style-name="Standard">
      <style:text-properties style:font-name="arial" fo:font-size="8pt" style:text-underline-style="none" fo:font-weight="normal" officeooo:rsid="000e6f0d" officeooo:paragraph-rsid="00c6c216" style:font-size-asian="8pt" style:font-weight-asian="normal" style:font-name-complex="Arial" style:font-size-complex="8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55" style:family="paragraph" style:parent-style-name="Standard" style:list-style-name="">
      <style:text-properties style:font-name="Arial" fo:font-size="8pt" style:font-size-asian="8pt" style:font-size-complex="8pt"/>
    </style:style>
    <style:style style:name="P56" style:family="paragraph" style:parent-style-name="Standard">
      <style:text-properties style:font-name="Arial" fo:font-size="8pt" style:font-size-asian="8pt" style:font-size-complex="8pt"/>
    </style:style>
    <style:style style:name="P57" style:family="paragraph" style:parent-style-name="Standard" style:list-style-name="">
      <style:text-properties style:font-name="Arial" fo:font-size="8pt" fo:font-weight="bold" style:font-size-asian="8pt" style:font-weight-asian="bold" style:font-size-complex="8pt" style:font-weight-complex="bold"/>
    </style:style>
    <style:style style:name="P58" style:family="paragraph" style:parent-style-name="Standard" style:list-style-name=""/>
    <style:style style:name="P59" style:family="paragraph" style:parent-style-name="Standard"/>
    <style:style style:name="P60" style:family="paragraph" style:parent-style-name="Standard" style:list-style-name="">
      <style:paragraph-properties fo:text-align="end" style:justify-single-word="false"/>
    </style:style>
    <style:style style:name="P61" style:family="paragraph" style:parent-style-name="Standard" style:master-page-name="Standard">
      <style:paragraph-properties style:page-number="auto"/>
      <style:text-properties fo:color="#000000" style:text-outline="false" style:text-line-through-style="none" style:font-name="arial" fo:font-size="7pt" fo:font-style="normal" fo:text-shadow="none" style:text-underline-style="none" fo:font-weight="normal" officeooo:paragraph-rsid="008e9a3b" style:font-size-asian="7pt" style:font-style-asian="normal" style:font-weight-asian="normal" style:font-name-complex="Verdana" style:font-size-complex="7pt" style:font-weight-complex="normal" style:text-emphasize="none"/>
    </style:style>
    <style:style style:name="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style:text-underline-style="none" fo:font-weight="bold" officeooo:rsid="00c1460f" style:font-size-asian="8pt" style:font-weight-asian="bold" style:font-size-complex="8pt" style:font-weight-complex="bold"/>
    </style:style>
    <style:style style:name="T5" style:family="text">
      <style:text-properties style:font-name="arial" style:text-underline-style="none"/>
    </style:style>
    <style:style style:name="T6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7" style:family="text">
      <style:text-properties style:font-name="arial" style:text-underline-style="none" fo:font-weight="normal" officeooo:rsid="00d095b0" style:font-weight-asian="normal" style:font-name-complex="Arial" style:font-weight-complex="normal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style:font-name="arial" style:text-underline-style="none" officeooo:rsid="003ef011"/>
    </style:style>
    <style:style style:name="T10" style:family="text">
      <style:text-properties style:font-name="arial" fo:font-weight="bold" style:font-size-asian="8pt" style:font-weight-asian="bold" style:font-size-complex="8pt" style:font-weight-complex="bold"/>
    </style:style>
    <style:style style:name="T11" style:family="text">
      <style:text-properties style:font-name="arial" officeooo:rsid="0035657c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14" style:family="text">
      <style:text-properties style:font-name="Arial" fo:font-size="8pt" style:text-underline-style="none" fo:font-weight="normal" officeooo:rsid="0032ec4a" style:font-size-asian="8pt" style:font-style-asian="normal" style:font-weight-asian="normal" style:font-name-complex="Arial" style:font-size-complex="8pt" style:font-style-complex="normal" style:font-weight-complex="normal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Arial" style:font-style-asian="normal" style:font-name-complex="Arial" style:font-style-complex="normal"/>
    </style:style>
    <style:style style:name="T18" style:family="text">
      <style:text-properties style:font-name="Arial" officeooo:rsid="0032ec4a" style:font-style-asian="normal" style:font-name-complex="Arial" style:font-style-complex="normal"/>
    </style:style>
    <style:style style:name="T19" style:family="text">
      <style:text-properties style:font-name="Arial" officeooo:rsid="0007f816" style:font-style-asian="normal" style:font-name-complex="Arial" style:font-style-complex="normal"/>
    </style:style>
    <style:style style:name="T20" style:family="text">
      <style:text-properties style:font-name="Arial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T21" style:family="text">
      <style:text-properties style:font-name="Arial" fo:font-size="7pt" style:text-underline-style="none" fo:font-weight="bold" officeooo:rsid="00d98fef" style:font-size-asian="7pt" style:font-weight-asian="bold" style:font-name-complex="Arial" style:font-size-complex="7pt" style:font-weight-complex="bold"/>
    </style:style>
    <style:style style:name="T22" style:family="text">
      <style:text-properties style:font-name="Arial" fo:font-size="7pt" style:text-underline-style="none" fo:font-weight="bold" officeooo:rsid="00daadb3" style:font-size-asian="7pt" style:font-weight-asian="bold" style:font-name-complex="Arial" style:font-size-complex="7pt" style:font-weight-complex="bold"/>
    </style:style>
    <style:style style:name="T23" style:family="text">
      <style:text-properties officeooo:rsid="006d76d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910679"/>
    </style:style>
    <style:style style:name="T26" style:family="text">
      <style:text-properties officeooo:rsid="00afeff1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d98fef"/>
    </style:style>
    <style:style style:name="T30" style:family="text">
      <style:text-properties officeooo:rsid="00fa452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0.9866in" svg:y="1.6618in" svg:width="6.698in" svg:height="1.7055in" draw:z-index="3">
        <draw:text-box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12"><text:span text:style-name="Source_20_Text"><text:span text:style-name="T4">Materials/002 </text:span></text:span><text:span text:style-name="Source_20_Text"><text:span text:style-name="T3">Rev.No.0</text:span></text:span></text:p>
              </table:table-cell>
              <table:covered-table-cell/>
              <table:covered-table-cell/>
            </table:table-row>
            <table:table-row table:style-name="Table8.2">
              <table:table-cell table:style-name="Table8.A5" table:number-rows-spanned="4" office:value-type="string">
                <text:p text:style-name="P2"><text:text-input text:description="&lt;print_partner_details(o.partner_id)&gt;">partner details</text:text-input></text:p>
                <text:p text:style-name="P25"><text:text-input text:description="&lt;o.partner_address_id and display_address(o.partner_address_id )&gt;">partner address</text:text-input></text:p>
                <text:p text:style-name="P4"/>
                <text:p text:style-name="P48"><text:span text:style-name="Source_20_Text"><text:span text:style-name="T10"><text:text-input text:description="&lt;print_kind_att(o)&gt;">Kind Att</text:text-input></text:span></text:span></text:p>
                <text:h text:style-name="P53" text:outline-level="2"><text:span text:style-name="Source_20_Text"><text:span text:style-name="T19"><text:text-input text:description="&lt;if test=&quot;print_partner_account_details(o.partner_id)&quot;&gt;">check if account info</text:text-input></text:span></text:span></text:h>
                <text:h text:style-name="P53" text:outline-level="2"><text:span text:style-name="Source_20_Text"><text:span text:style-name="T17"><text:text-input text:description="&lt;for each=&quot;line in print_partner_account_details(o.partner_id).splitlines()&quot;&gt;">for each line in partnner account info</text:text-input></text:span></text:span></text:h>
                <text:h text:style-name="P53" text:outline-level="2"><text:span text:style-name="Source_20_Text"><text:span text:style-name="T17"><text:text-input text:description="&lt;line&gt;">line</text:text-input></text:span></text:span></text:h>
                <text:h text:style-name="P53" text:outline-level="2"><text:span text:style-name="Source_20_Text"><text:span text:style-name="T18"><text:text-input text:description="&lt;/for&gt;">end for loop</text:text-input></text:span></text:span><text:span text:style-name="Source_20_Text"><text:span text:style-name="T18"> </text:span></text:span></text:h>
                <text:h text:style-name="P53" text:outline-level="2"><text:span text:style-name="Source_20_Text"><text:span text:style-name="T14"><text:text-input text:description="&lt;/if&gt;">end if loop</text:text-input></text:span></text:span><text:span text:style-name="Source_20_Text"><text:span text:style-name="T14"> </text:span></text:span></text:h>
              </table:table-cell>
              <table:table-cell table:style-name="Table8.B2" office:value-type="string">
                <text:p text:style-name="P44">No.</text:p>
                <text:p text:style-name="P3"><text:span text:style-name="T1"><text:text-input text:description="&lt;o.name&gt;">order refrence no</text:text-input></text:span><text:span text:style-name="T1"> dtd. </text:span><text:span text:style-name="T1"><text:text-input text:description="&lt;formatLang(o.date_order,date = True) &gt;">date</text:text-input></text:span></text:p>
              </table:table-cell>
              <table:table-cell table:style-name="Table8.C2" office:value-type="string">
                <text:p text:style-name="P11">Page <text:page-number text:select-page="current">1</text:page-number> of <text:page-count>1</text:page-count></text:p>
              </table:table-cell>
            </table:table-row>
            <table:table-row table:style-name="Table8.3">
              <table:covered-table-cell/>
              <table:table-cell table:style-name="Table8.B3" table:number-columns-spanned="2" office:value-type="string">
                <text:p text:style-name="P8"><text:span text:style-name="T23">Reference </text:span>Quotation No.</text:p>
                <text:p text:style-name="P43"><text:text-input text:description="&lt;o.origin or ''  &gt;">partner ref no</text:text-input></text:p>
              </table:table-cell>
              <table:covered-table-cell/>
            </table:table-row>
            <table:table-row table:style-name="Table8.4">
              <table:covered-table-cell/>
              <table:table-cell table:style-name="Table8.B4" table:number-columns-spanned="2" office:value-type="string">
                <text:p text:style-name="P42">Delivery Terms: <text:span text:style-name="T24"><text:text-input text:description="&lt;o.incoterm.name&gt;">Incoterm</text:text-input></text:span></text:p>
                <text:p text:style-name="P45"/>
              </table:table-cell>
              <table:covered-table-cell/>
            </table:table-row>
            <table:table-row table:style-name="Table8.3">
              <table:covered-table-cell/>
              <table:table-cell table:style-name="Table8.B4" table:number-columns-spanned="2" office:value-type="string">
                <text:p text:style-name="P40">Dispatch Mode: <text:span text:style-name="Source_20_Text"><text:span text:style-name="T8"><text:text-input text:description="&lt;o.dispatch_mode&gt;">dispatch mode</text:text-input></text:span></text:span></text:p>
                <text:p text:style-name="P38"><text:s/></text:p>
              </table:table-cell>
              <table:covered-table-cell/>
            </table:table-row>
          </table:table>
          <text:p text:style-name="Frame_20_contents"/>
        </draw:text-box>
      </draw:frame>
      <text:p text:style-name="Text_20_body"/>
      <text:p text:style-name="Text_20_body"/>
      <text:p text:style-name="Text_20_body"/>
      <text:p text:style-name="P52"/>
      <text:p text:style-name="P52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10">Dear Sirs / Madam,</text:p>
              <text:p text:style-name="P9">We are pleased to place purchase order with you. Please carefully verify quantities, technical specifications, commercial terms &amp; delivery schedule on this order. In case of discrepancy, point out promptly &amp; request for revision. The terms &amp; conditions on this work order are final and will be used as a base for bill passing. Excess quantities will not be accepted &amp; will be returned at your cost.</text:p>
            </table:table-cell>
          </table:table-row>
        </table:table-header-rows>
      </table:table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 table:style-name="Table2.1">
            <table:table-cell table:style-name="Table2.A1" office:value-type="string">
              <text:p text:style-name="P30">Sr. No.</text:p>
            </table:table-cell>
            <table:table-cell table:style-name="Table2.B1" office:value-type="string">
              <text:p text:style-name="P31">Specification &amp; Product Description</text:p>
            </table:table-cell>
            <table:table-cell table:style-name="Table2.B1" office:value-type="string">
              <text:h text:style-name="P54" text:outline-level="2">Length</text:h>
            </table:table-cell>
            <table:table-cell table:style-name="Table2.B1" office:value-type="string">
              <text:h text:style-name="P54" text:outline-level="2">Qty</text:h>
              <text:h text:style-name="P54" text:outline-level="2">(No<text:span text:style-name="T29">)</text:span></text:h>
            </table:table-cell>
            <table:table-cell table:style-name="Table2.A1" office:value-type="string">
              <text:p text:style-name="P31">Total Weight</text:p>
              <text:p text:style-name="P30"/>
            </table:table-cell>
            <table:table-cell table:style-name="Table2.A1" office:value-type="string">
              <text:p text:style-name="P31">Price /<text:span text:style-name="T29">Kg</text:span></text:p>
              <text:p text:style-name="P31">(<text:text-input text:description="&lt;o.pricelist_id.currency_id.symbol &gt;">curr</text:text-input>)</text:p>
            </table:table-cell>
            <table:table-cell table:style-name="Table2.A1" office:value-type="string">
              <text:p text:style-name="P32">Dis.</text:p>
              <text:p text:style-name="P35"><text:span text:style-name="Source_20_Text"><text:span text:style-name="T22">(</text:span></text:span><text:span text:style-name="Source_20_Text"><text:span text:style-name="T20">%</text:span></text:span><text:span text:style-name="Source_20_Text"><text:span text:style-name="T22">)</text:span></text:span></text:p>
            </table:table-cell>
            <table:table-cell table:style-name="Table2.A1" office:value-type="string">
              <text:p text:style-name="P31">Total</text:p>
              <text:p text:style-name="P34"><text:span text:style-name="Source_20_Text"><text:span text:style-name="T21">(</text:span></text:span><text:span text:style-name="Source_20_Text"><text:span text:style-name="T21"><text:text-input text:description="&lt;o.pricelist_id.currency_id.symbol &gt;">curr</text:text-input></text:span></text:span><text:span text:style-name="Source_20_Text"><text:span text:style-name="T21">)</text:span></text:span></text:p>
            </table:table-cell>
            <table:table-cell table:style-name="Table2.I1" office:value-type="string">
              <text:p text:style-name="P31">Expected Delivery <text:span text:style-name="T26">Date</text:span></text:p>
              <text:p text:style-name="P31"/>
            </table:table-cell>
          </table:table-row>
        </table:table-header-rows>
        <table:table-row table:style-name="Table2.2">
          <table:table-cell table:style-name="Table2.A10" office:value-type="string">
            <text:p text:style-name="P24"/>
          </table:table-cell>
          <table:table-cell table:style-name="Table2.B2" office:value-type="string">
            <text:h text:style-name="Standard" text:outline-level="2"><text:span text:style-name="Source_20_Text"><text:span text:style-name="T15"><text:text-input text:description="&lt;for each=&quot;line in o.order_line&quot;&gt;">for loop start for order line</text:text-input></text:span></text:span></text:h>
          </table:table-cell>
          <table:table-cell table:style-name="Table2.C2" office:value-type="string">
            <text:h text:style-name="P56" text:outline-level="2"/>
          </table:table-cell>
          <table:table-cell table:style-name="Table2.D2" office:value-type="string">
            <text:h text:style-name="P56" text:outline-level="2"/>
          </table:table-cell>
          <table:table-cell table:style-name="Table2.E2" office:value-type="string">
            <text:p text:style-name="P24"/>
          </table:table-cell>
          <table:table-cell table:style-name="Table2.F2" office:value-type="string">
            <text:p text:style-name="P24">23456.78</text:p>
          </table:table-cell>
          <table:table-cell table:style-name="Table2.G2" office:value-type="string">
            <text:p text:style-name="P24">12.45</text:p>
          </table:table-cell>
          <table:table-cell table:style-name="Table2.H2" office:value-type="string">
            <text:p text:style-name="P24">5967.2300</text:p>
          </table:table-cell>
          <table:table-cell table:style-name="Table2.I2" office:value-type="string">
            <text:p text:style-name="P24">12/23/2013</text:p>
          </table:table-cell>
        </table:table-row>
        <table:table-row table:style-name="Table2.3">
          <table:table-cell table:style-name="Table2.A10" office:value-type="string">
            <text:p text:style-name="P24"/>
          </table:table-cell>
          <table:table-cell table:style-name="Table2.B3" office:value-type="string">
            <text:h text:style-name="P58" text:outline-level="2"><text:span text:style-name="Source_20_Text"><text:span text:style-name="T15"><text:text-input text:description="&lt;if test=&quot;line.print_specification==1&quot;&gt;">if condition to check specification </text:text-input></text:span></text:span></text:h>
          </table:table-cell>
          <table:table-cell table:style-name="Table2.C3" office:value-type="string">
            <text:h text:style-name="P55" text:outline-level="2">23 Meter</text:h>
          </table:table-cell>
          <table:table-cell table:style-name="Table2.D3" office:value-type="string">
            <text:h text:style-name="P55" text:outline-level="2"/>
          </table:table-cell>
          <table:table-cell table:style-name="Table2.E3" office:value-type="string">
            <text:p text:style-name="P24">23.45<text:span text:style-name="T30">345</text:span> Kg</text:p>
          </table:table-cell>
          <table:table-cell table:style-name="Table2.F3" office:value-type="string">
            <text:p text:style-name="P24"/>
          </table:table-cell>
          <table:table-cell table:style-name="Table2.G3" office:value-type="string">
            <text:p text:style-name="P24"/>
          </table:table-cell>
          <table:table-cell table:style-name="Table2.H3" office:value-type="string">
            <text:p text:style-name="P24"/>
          </table:table-cell>
          <table:table-cell table:style-name="Table2.I3" office:value-type="string">
            <text:p text:style-name="P24"/>
          </table:table-cell>
        </table:table-row>
        <table:table-row table:style-name="Table2.4">
          <table:table-cell table:style-name="Table2.A10" office:value-type="string">
            <text:h text:style-name="P55" text:outline-level="2"><text:s text:c="9"/></text:h>
          </table:table-cell>
          <table:table-cell table:style-name="Table2.B4" table:number-columns-spanned="8" office:value-type="string">
            <text:h text:style-name="P57" text:outline-level="2"><text:span text:style-name="T13">Specification - </text:span><text:text-input text:description="&lt;line.product_id.product_group_id.specification_id.name&gt;">product specification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office:value-type="string">
            <text:p text:style-name="P24"/>
          </table:table-cell>
          <table:table-cell table:style-name="Table2.B5" office:value-type="string">
            <text:h text:style-name="Standard" text:outline-level="2"><text:span text:style-name="Source_20_Text"><text:span text:style-name="T15"><text:text-input text:description="&lt;/if&gt;">endif</text:text-input></text:span></text:span></text:h>
          </table:table-cell>
          <table:table-cell table:style-name="Table2.C5" office:value-type="string">
            <text:h text:style-name="P56" text:outline-level="2"/>
          </table:table-cell>
          <table:table-cell table:style-name="Table2.D5" office:value-type="string">
            <text:h text:style-name="P56" text:outline-level="2"/>
          </table:table-cell>
          <table:table-cell table:style-name="Table2.E5" office:value-type="string">
            <text:p text:style-name="P24"/>
          </table:table-cell>
          <table:table-cell table:style-name="Table2.F5" office:value-type="string">
            <text:p text:style-name="P24"/>
          </table:table-cell>
          <table:table-cell table:style-name="Table2.G5" office:value-type="string">
            <text:p text:style-name="P24"/>
          </table:table-cell>
          <table:table-cell table:style-name="Table2.H5" office:value-type="string">
            <text:p text:style-name="P24"/>
          </table:table-cell>
          <table:table-cell table:style-name="Table2.I5" office:value-type="string">
            <text:p text:style-name="P24"/>
          </table:table-cell>
        </table:table-row>
        <table:table-row table:style-name="Table2.6">
          <table:table-cell table:style-name="Table2.A6" office:value-type="string">
            <text:p text:style-name="P34"><text:span text:style-name="Source_20_Text"><text:span text:style-name="T15"><text:sequence text:ref-name="refDrawing0" text:name="Drawing" text:formula="ooow:Drawing+1" style:num-format="1">1</text:sequence></text:span></text:span><text:span text:style-name="Source_20_Text"><text:span text:style-name="T15">.</text:span></text:span></text:p>
          </table:table-cell>
          <table:table-cell table:style-name="Table2.B6" office:value-type="string">
            <text:p text:style-name="P24"><text:text-input text:description="&lt;line.name&gt;">product name</text:text-input></text:p>
            <text:p text:style-name="P24"><text:text-input text:description="&lt;if test=&quot;line.notes&quot;&gt;">If condition to check notes</text:text-input></text:p>
            <text:h text:style-name="P55" text:outline-level="2"><text:text-input text:description="&lt;line.notes&gt;">product Note</text:text-input></text:h>
            <text:h text:style-name="P55" text:outline-level="2"><text:text-input text:description="&lt;/if&gt;">end IF</text:text-input></text:h>
          </table:table-cell>
          <table:table-cell table:style-name="Table2.C6" office:value-type="string">
            <text:p text:style-name="P27"><text:text-input text:description="formatLang(line.product_uos and line.product_uos_qty or line.product_uom_qty)"/><text:text-input text:description="&lt;if test=&quot;line.use_standard_size&quot;&gt;">If condition to check notes</text:text-input><text:text-input text:description="&lt;formatLang(line.standard_size,2)&gt;">raw material qunatity</text:text-input> <text:text-input text:description="&lt;line.prduct_uom_related.name&gt;">raw material uom</text:text-input><text:text-input text:description="&lt;/if&gt;">end IF</text:text-input></text:p>
          </table:table-cell>
          <table:table-cell table:style-name="Table2.D6" office:value-type="string">
            <text:p text:style-name="P28"><text:text-input text:description="formatLang(line.product_uos and line.product_uos_qty or line.product_uom_qty)"/><text:text-input text:description="&lt;if test=&quot;line.use_standard_size&quot;&gt;">If condition to check notes</text:text-input><text:text-input text:description="&lt;formatLang(line.nos_standard_size,0)&gt;">nos</text:text-input><text:text-input text:description="&lt;/if&gt;">end IF</text:text-input></text:p>
          </table:table-cell>
          <table:table-cell table:style-name="Table2.E6" office:value-type="string">
            <text:p text:style-name="P26"><text:text-input text:description="formatLang(line.product_uos and line.product_uos_qty or line.product_uom_qty)"/><text:text-input text:description="&lt;formatLang(line.second_product_qty,2)&gt;">qty</text:text-input> <text:text-input text:description="&lt;line.purchase_uom_related.name&gt;">uom</text:text-input></text:p>
          </table:table-cell>
          <table:table-cell table:style-name="Table2.F6" office:value-type="string">
            <text:p text:style-name="P26"><text:text-input text:description="&lt;formatLang(line.second_price_unit)&gt;">price</text:text-input></text:p>
          </table:table-cell>
          <table:table-cell table:style-name="Table2.G6" office:value-type="string">
            <text:p text:style-name="P26"><text:text-input text:description="&lt;format_currency(line.discount) &gt;">disc</text:text-input></text:p>
          </table:table-cell>
          <table:table-cell table:style-name="Table2.H6" office:value-type="string">
            <text:p text:style-name="P26"><text:text-input text:description="&lt;formatLang(line.price_subtotal) &gt;">subtotal</text:text-input></text:p>
          </table:table-cell>
          <table:table-cell table:style-name="Table2.I6" office:value-type="string">
            <text:h text:style-name="P60" text:outline-level="2"><text:span text:style-name="Source_20_Text"><text:span text:style-name="T16"><text:text-input text:description="&lt;formatLang(line.date_planned,date = True) &gt;">delay</text:text-input></text:span></text:span></text:h>
          </table:table-cell>
        </table:table-row>
        <table:table-row table:style-name="Table2.7">
          <table:table-cell table:style-name="Table2.A10" office:value-type="string">
            <text:p text:style-name="P24"/>
          </table:table-cell>
          <table:table-cell table:style-name="Table2.B7" office:value-type="string">
            <text:h text:style-name="Standard" text:outline-level="2"><text:span text:style-name="Source_20_Text"><text:span text:style-name="T15"><text:text-input text:description="&lt;/for&gt;">for loop ends</text:text-input></text:span></text:span></text:h>
          </table:table-cell>
          <table:table-cell table:style-name="Table2.C7" office:value-type="string">
            <text:h text:style-name="P56" text:outline-level="2"/>
          </table:table-cell>
          <table:table-cell table:style-name="Table2.D7" office:value-type="string">
            <text:h text:style-name="P56" text:outline-level="2"/>
          </table:table-cell>
          <table:table-cell table:style-name="Table2.E7" office:value-type="string">
            <text:p text:style-name="P24"/>
          </table:table-cell>
          <table:table-cell table:style-name="Table2.F7" office:value-type="string">
            <text:p text:style-name="P24"/>
          </table:table-cell>
          <table:table-cell table:style-name="Table2.G7" office:value-type="string">
            <text:p text:style-name="P24"/>
          </table:table-cell>
          <table:table-cell table:style-name="Table2.H7" office:value-type="string">
            <text:p text:style-name="P24"/>
          </table:table-cell>
          <table:table-cell table:style-name="Table2.I7" office:value-type="string">
            <text:p text:style-name="P24"/>
          </table:table-cell>
        </table:table-row>
        <table:table-row table:style-name="Table2.8">
          <table:table-cell table:style-name="Table2.A10" office:value-type="string">
            <text:p text:style-name="P24"/>
          </table:table-cell>
          <table:table-cell table:style-name="Table2.B8" office:value-type="string">
            <text:h text:style-name="Standard" text:outline-level="2"><text:span text:style-name="Source_20_Text"><text:span text:style-name="T15"><text:text-input text:description="&lt;for each=&quot;index in range(get_blank_lines(o))&quot;&gt;">for loop start for blank lines</text:text-input></text:span></text:span></text:h>
          </table:table-cell>
          <table:table-cell table:style-name="Table2.C8" office:value-type="string">
            <text:h text:style-name="P56" text:outline-level="2"/>
          </table:table-cell>
          <table:table-cell table:style-name="Table2.D8" office:value-type="string">
            <text:h text:style-name="P56" text:outline-level="2"/>
          </table:table-cell>
          <table:table-cell table:style-name="Table2.E8" office:value-type="string">
            <text:p text:style-name="P24"/>
          </table:table-cell>
          <table:table-cell table:style-name="Table2.F8" office:value-type="string">
            <text:p text:style-name="P24"/>
          </table:table-cell>
          <table:table-cell table:style-name="Table2.G8" office:value-type="string">
            <text:p text:style-name="P24"/>
          </table:table-cell>
          <table:table-cell table:style-name="Table2.H8" office:value-type="string">
            <text:p text:style-name="P24"/>
          </table:table-cell>
          <table:table-cell table:style-name="Table2.I8" office:value-type="string">
            <text:p text:style-name="P24"/>
          </table:table-cell>
        </table:table-row>
        <table:table-row table:style-name="Table2.9">
          <table:table-cell table:style-name="Table2.A10" office:value-type="string">
            <text:p text:style-name="P24"/>
          </table:table-cell>
          <table:table-cell table:style-name="Table2.B9" office:value-type="string">
            <text:h text:style-name="P56" text:outline-level="2"/>
          </table:table-cell>
          <table:table-cell table:style-name="Table2.C9" office:value-type="string">
            <text:h text:style-name="P56" text:outline-level="2"/>
          </table:table-cell>
          <table:table-cell table:style-name="Table2.D9" office:value-type="string">
            <text:h text:style-name="P56" text:outline-level="2"/>
          </table:table-cell>
          <table:table-cell table:style-name="Table2.E9" office:value-type="string">
            <text:p text:style-name="P24"/>
          </table:table-cell>
          <table:table-cell table:style-name="Table2.F9" office:value-type="string">
            <text:p text:style-name="P24"/>
          </table:table-cell>
          <table:table-cell table:style-name="Table2.G9" office:value-type="string">
            <text:p text:style-name="P24"/>
          </table:table-cell>
          <table:table-cell table:style-name="Table2.H9" office:value-type="string">
            <text:p text:style-name="P24"/>
          </table:table-cell>
          <table:table-cell table:style-name="Table2.I9" office:value-type="string">
            <text:p text:style-name="P24"/>
          </table:table-cell>
        </table:table-row>
        <table:table-row table:style-name="Table2.10">
          <table:table-cell table:style-name="Table2.A10" office:value-type="string">
            <text:p text:style-name="P24"/>
          </table:table-cell>
          <table:table-cell table:style-name="Table2.B10" office:value-type="string">
            <text:h text:style-name="Standard" text:outline-level="2"><text:span text:style-name="Source_20_Text"><text:span text:style-name="T15"><text:text-input text:description="&lt;/for&gt;">for loop end</text:text-input></text:span></text:span></text:h>
          </table:table-cell>
          <table:table-cell table:style-name="Table2.C10" office:value-type="string">
            <text:h text:style-name="P56" text:outline-level="2"/>
          </table:table-cell>
          <table:table-cell table:style-name="Table2.D10" office:value-type="string">
            <text:h text:style-name="P56" text:outline-level="2"/>
          </table:table-cell>
          <table:table-cell table:style-name="Table2.E10" office:value-type="string">
            <text:p text:style-name="P24"/>
          </table:table-cell>
          <table:table-cell table:style-name="Table2.F10" office:value-type="string">
            <text:p text:style-name="P24"/>
          </table:table-cell>
          <table:table-cell table:style-name="Table2.G10" office:value-type="string">
            <text:p text:style-name="P24"/>
          </table:table-cell>
          <table:table-cell table:style-name="Table2.H10" office:value-type="string">
            <text:p text:style-name="P24"/>
          </table:table-cell>
          <table:table-cell table:style-name="Table2.I10" office:value-type="string">
            <text:p text:style-name="P24"/>
          </table:table-cell>
        </table:table-row>
        <table:table-row table:style-name="Table2.11">
          <table:table-cell table:style-name="Table2.A11" table:number-columns-spanned="7" office:value-type="string">
            <text:p text:style-name="P29">Untaxed Amount (In <text:text-input text:description="&lt;o.pricelist_id.currency_id.name &gt;">curr</text:text-input>): <text:text-input text:description="&lt;currency_to_text(o.amount_untaxed,o.pricelist_id.currency_id.name)&gt;">untaxed am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2" office:value-type="string">
            <text:p text:style-name="P29"><text:text-input text:description="&lt;o.pricelist_id.currency_id.symbol&gt;">symbol</text:text-input>.<text:text-input text:description="&lt;formatLang(o.amount_untaxed, dp='Sale Price')&gt;">untaxed</text:text-input></text:p>
          </table:table-cell>
          <table:covered-table-cell/>
        </table:table-row>
      </table:table>
      <text:p text:style-name="P47"><text:text-input text:description="&lt;if test=&quot;len(print_notes(o))&gt;0&quot;&gt;">If condition to check country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23"><text:text-input text:description="&lt;print_notes(o)&gt;">order line note</text:text-input></text:p>
          </table:table-cell>
        </table:table-row>
      </table:table>
      <text:p text:style-name="P22"><text:text-input text:description="&lt;/if&gt;">end IF</text:text-input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9.2">
          <table:table-cell table:style-name="Table9.A2" table:number-rows-spanned="3" office:value-type="string" table:protected="true">
            <text:p text:style-name="P46">PAN NO. <text:text-input text:description="&lt; o.company_id.partner_id.pan_no&gt;">pan no</text:text-input></text:p>
            <text:p text:style-name="P46">ECC NO. <text:text-input text:description="&lt; o.company_id.partner_id.excise&gt;">cexcise</text:text-input></text:p>
            <text:p text:style-name="P46">SERVICE TAX NO. <text:text-input text:description="&lt; o.company_id.partner_id.ser_tax&gt;">cssi</text:text-input></text:p>
            <text:p text:style-name="P36">VAT TIN NO. <text:text-input text:description="&lt; o.company_id.partner_id.vat_no &gt;">cvat</text:text-input></text:p>
            <text:p text:style-name="P36">CST TIN NO. <text:span text:style-name="T24"><text:text-input text:description="&lt; o.company_id.partner_id.cst_no &gt;">ccst</text:text-input></text:span></text:p>
            <text:p text:style-name="P46">SSI NO. <text:text-input text:description="&lt; o.company_id.ssi_no&gt;">truthread ssi no</text:text-input></text:p>
            <text:p text:style-name="P46">LBT NO. <text:text-input text:description="&lt; o.company_id.lbt&gt;">truthread lbt</text:text-input></text:p>
          </table:table-cell>
          <table:table-cell table:style-name="Table9.B2" office:value-type="string">
            <text:p text:style-name="P49">CENVAT</text:p>
            <text:p text:style-name="P50"><text:s/>As Applicable</text:p>
            <text:p text:style-name="P41"/>
            <text:p text:style-name="P13"/>
          </table:table-cell>
          <table:table-cell table:style-name="Table9.C2" office:value-type="string">
            <text:p text:style-name="P17">VAT</text:p>
            <text:p text:style-name="P16"><text:s/>As Applicable</text:p>
            <text:p text:style-name="P39"/>
            <text:p text:style-name="P20"/>
          </table:table-cell>
        </table:table-row>
        <table:table-row table:style-name="Table9.2">
          <table:covered-table-cell/>
          <table:table-cell table:style-name="Table9.B3" table:number-columns-spanned="2" office:value-type="string">
            <text:p text:style-name="P37"><text:span text:style-name="T28">Payment Terms:</text:span> </text:p>
            <text:p text:style-name="P18"><text:span text:style-name="Source_20_Text"><text:span text:style-name="T6"><text:text-input text:description="&lt;o.payment_term and o.payment_term.name&gt;">payment term</text:text-input></text:span></text:span></text:p>
          </table:table-cell>
          <table:covered-table-cell/>
        </table:table-row>
        <table:table-row table:style-name="Table9.2">
          <table:covered-table-cell/>
          <table:table-cell table:style-name="Table9.A2" office:value-type="string">
            <text:p text:style-name="P5"><text:span text:style-name="Source_20_Text"><text:span text:style-name="T9">Prepared</text:span></text:span><text:span text:style-name="Source_20_Text"><text:span text:style-name="T5"> </text:span></text:span><text:span text:style-name="Source_20_Text"><text:span text:style-name="T9">by</text:span></text:span><text:span text:style-name="Source_20_Text"><text:span text:style-name="T5">: <text:s/></text:span></text:span><text:span text:style-name="Source_20_Text"><text:span text:style-name="T8"><text:text-input text:description="&lt;o.create_uid and o.create_uid.name&gt;">prepared by person name</text:text-input></text:span></text:span><text:span text:style-name="Source_20_Text"><text:span text:style-name="T6"> </text:span></text:span></text:p>
            <text:p text:style-name="P5"><text:span text:style-name="Source_20_Text"><text:span text:style-name="T7">Email: </text:span></text:span><text:span text:style-name="Source_20_Text"><text:span text:style-name="T8"><text:text-input text:description="&lt;o.create_uid and o.create_uid.user_email&gt;">prepared by person email id</text:text-input></text:span></text:span><text:span text:style-name="Source_20_Text"><text:span text:style-name="T6"> </text:span></text:span></text:p>
          </table:table-cell>
          <table:table-cell table:style-name="Table9.B3" office:value-type="string">
            <text:p text:style-name="P6"><text:span text:style-name="Source_20_Text"><text:span text:style-name="T11">Approved by</text:span></text:span><text:span text:style-name="Source_20_Text"><text:span text:style-name="T2">: <text:s/></text:span></text:span><text:span text:style-name="Source_20_Text"><text:span text:style-name="T12"><text:text-input text:description="&lt;o.validator and o.validator.name&gt;">approval authority name</text:text-input></text:span></text:span></text:p>
            <text:p text:style-name="P6"><text:span text:style-name="Source_20_Text"><text:span text:style-name="T6"><text:s/>- <text:s/></text:span></text:span><text:span text:style-name="Source_20_Text"><text:span text:style-name="T8"><text:text-input text:description="&lt;o.write_uid.designation or ''&gt;">designation</text:text-input></text:span></text:span></text:p>
          </table:table-cell>
        </table:table-row>
        <table:table-row table:style-name="Table9.5">
          <table:table-cell table:style-name="Table9.A5" table:number-columns-spanned="3" office:value-type="string">
            <text:p text:style-name="P61"><text:s text:c="131"/><text:span text:style-name="T27">This document is digitally approved &amp; does not require Signature.</text:span></text:p>
            <text:p text:style-name="P21">Terms &amp; Conditions</text:p>
            <text:p text:style-name="P15">1. <text:span text:style-name="T24">Non acceptance of order should be conveyed to 'Truthread' within 10 days from receipt date otherwise we will assume <text:s/></text:span></text:p>
            <text:p text:style-name="P19"><text:s text:c="4"/>unconditional acceptance of order by supplier.</text:p>
            <text:p text:style-name="P15">2. <text:span text:style-name="T24">Delivery Schedule -Adherence to delivery schedule is essential. 'Truthread' reserves right to cancel order in case of late supply.</text:span></text:p>
            <text:p text:style-name="P15">3. <text:span text:style-name="T24">Force Majeure- 'Truthread' reserves the right to cancel/ terminate/suspension of this contract in whole or in parts.</text:span></text:p>
            <text:p text:style-name="P14"><text:span text:style-name="T25">4</text:span>. Subject to Pune Jurisdiction.</text:p>
          </table:table-cell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9pt" fo:font-weight="bold" style:font-size-asian="9pt" style:font-weight-asian="bold" style:font-name-complex="Arial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size="8pt" style:font-name-asian="Bitstream Vera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813in" table:align="margins"/>
    </style:style>
    <style:style style:name="Table4.A" style:family="table-column">
      <style:table-column-properties style:column-width="3.5215in" style:rel-column-width="34544*"/>
    </style:style>
    <style:style style:name="Table4.B" style:family="table-column">
      <style:table-column-properties style:column-width="2.2667in" style:rel-column-width="22235*"/>
    </style:style>
    <style:style style:name="Table4.C" style:family="table-column">
      <style:table-column-properties style:column-width="0.8924in" style:rel-column-width="8756*"/>
    </style:style>
    <style:style style:name="Table4.1" style:family="table-row">
      <style:table-row-properties style:min-row-height="0.2368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erp_5f_default_5f_8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terp_5f_default_5f_8">
      <style:paragraph-properties fo:text-align="start" style:justify-single-word="false"/>
      <style:text-properties style:font-name="arial"/>
    </style:style>
    <style:style style:name="MP3" style:family="paragraph" style:parent-style-name="Table_20_Contents">
      <style:text-properties style:font-name="arial" fo:font-size="10pt" style:font-size-asian="10pt" style:font-size-complex="10pt"/>
    </style:style>
    <style:style style:name="M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37in" fo:margin-bottom="0.2in" fo:margin-left="0.9839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8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0.0118in" svg:y="1.3256in" svg:width="6.6811in" svg:height="0.5146in" draw:z-index="2"><draw:text-box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MP1"><text:text-input text:description="&lt;(o.partner_id and o.partner_id.name) or '' &gt;">partner name</text:text-input></text:p></table:table-cell><table:table-cell table:style-name="Table4.B1" office:value-type="string"><text:p text:style-name="MP2"><text:span text:style-name="MT1"><text:s/></text:span><text:span text:style-name="MT1"><text:text-input text:description="&lt;o.name&gt;">order refrence no</text:text-input></text:span><text:span text:style-name="MT1"> dtd. </text:span><text:span text:style-name="MT1"><text:text-input text:description="&lt;formatLang(o.date_order,date = True) &gt;">date</text:text-input></text:span></text:p></table:table-cell><table:table-cell table:style-name="Table4.C1" office:value-type="string"><text:p text:style-name="MP3">Page <text:page-number text:select-page="current">1</text:page-number> of <text:page-count>1</text:page-count></text:p></table:table-cell></table:table-row><table:table-row table:style-name="Table4.1"><table:table-cell table:style-name="Table4.A2" office:value-type="string"><text:p text:style-name="MP1"/></table:table-cell><table:table-cell table:style-name="Table4.A2" office:value-type="string"><text:p text:style-name="MP2"/></table:table-cell><table:table-cell table:style-name="Table4.A2" office:value-type="string"><text:p text:style-name="MP3"/></table:table-cell></table:table-row></table:table><text:p text:style-name="Frame_20_contents"/></draw:text-box></draw:frame><draw:frame draw:style-name="Mfr2" draw:name="graphics4" text:anchor-type="paragraph" svg:x="-0.9839in" svg:y="-0.3937in" svg:width="0.7827in" svg:height="11.6929in" draw:z-index="0"><draw:image xlink:href="Pictures/10000000000000EB00000DB5113707BD.jpg" xlink:type="simple" xlink:show="embed" xlink:actuate="onLoad"/></draw:frame><draw:frame draw:style-name="Mfr2" draw:name="graphics1" text:anchor-type="paragraph" svg:x="-0.1992in" svg:y="-0.3937in" svg:width="6.8925in" svg:height="1.6744in" draw:z-index="1"><draw:image xlink:href="Pictures/10000000000009BA0000025D8407449F.jpg" xlink:type="simple" xlink:show="embed" xlink:actuate="onLoad"/></draw:frame> <text:s/></text:p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3-10-08T23:37:42.553001077</dc:date>
    <meta:editing-duration>P3DT56M9S</meta:editing-duration>
    <meta:editing-cycles>1170</meta:editing-cycles>
    <meta:generator>LibreOffice/4.1.1.2$Linux_X86_64 LibreOffice_project/410m0$Build-2</meta:generator>
    <dc:creator>sandeep </dc:creator>
    <meta:document-statistic meta:table-count="6" meta:image-count="2" meta:object-count="0" meta:page-count="1" meta:paragraph-count="91" meta:word-count="379" meta:character-count="2374" meta:non-whitespace-character-count="192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